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1EA814502976FA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Images Tagging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This Lecture :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Know What Containers and Images are</text:p>
              </text:list-item>
              <text:list-item>
                <text:p text:style-name="P4">Uderstanding of Images Layers</text:p>
              </text:list-item>
              <text:list-item>
                <text:p text:style-name="P4">Understand Docker Hub Basics</text:p>
              </text:list-item>
              <text:list-item>
                <text:p text:style-name="P4">All about Tags</text:p>
              </text:list-item>
              <text:list-item>
                <text:p text:style-name="P4">How to Upload to Docker Hub</text:p>
              </text:list-item>
              <text:list-item>
                <text:p text:style-name="P4">Image ID vs Ta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Image : Tags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You can use more then One Tag </text:p>
                <text:p text:style-name="P4">docker image tag<text:line-break/></text:p>
              </text:list-item>
              <text:list-item>
                <text:p text:style-name="P4">Tag Docker Image<text:line-break/><text:span text:style-name="T2">docker image tag &lt;image&gt; &lt;tagname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Image : Push Image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Push docker Image</text:p>
                <text:p text:style-name="P4"><text:span text:style-name="T2">docker image push &lt;name&gt;</text:span><text:line-break/><text:line-break/></text:p>
              </text:list-item>
              <text:list-item>
                <text:p text:style-name="P4">Login First : <text:span text:style-name="T2">docker log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8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1EA814502976FA1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7T00:24:58.061766567</dc:date>
    <meta:editing-duration>PT5H58M15S</meta:editing-duration>
    <meta:editing-cycles>13</meta:editing-cycles>
    <meta:generator>LibreOffice/5.1.6.2$Linux_X86_64 LibreOffice_project/10m0$Build-2</meta:generator>
    <meta:document-statistic meta:object-count="57"/>
  </office:meta>
</office:document-meta>
</file>